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29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4c7d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-data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Percentage (of tot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381796" calcext:value-type="float">
            <text:p>381796</text:p>
          </table:table-cell>
          <table:table-cell office:value-type="string" calcext:value-type="string">
            <text:p>38.1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20311" calcext:value-type="float">
            <text:p>320311</text:p>
          </table:table-cell>
          <table:table-cell office:value-type="string" calcext:value-type="string">
            <text:p>31.9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race</text:p>
          </table:table-cell>
          <table:table-cell office:value-type="float" office:value="132471" calcext:value-type="float">
            <text:p>132471</text:p>
          </table:table-cell>
          <table:table-cell office:value-type="string" calcext:value-type="string">
            <text:p>13.23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o or more races</text:p>
          </table:table-cell>
          <table:table-cell office:value-type="float" office:value="124101" calcext:value-type="float">
            <text:p>124101</text:p>
          </table:table-cell>
          <table:table-cell office:value-type="string" calcext:value-type="string">
            <text:p>12.4%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lack or African American</text:p>
          </table:table-cell>
          <table:table-cell office:value-type="float" office:value="29374" calcext:value-type="float">
            <text:p>29374</text:p>
          </table:table-cell>
          <table:table-cell office:value-type="string" calcext:value-type="string">
            <text:p>2.93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tive American</text:p>
          </table:table-cell>
          <table:table-cell office:value-type="float" office:value="8427" calcext:value-type="float">
            <text:p>8427</text:p>
          </table:table-cell>
          <table:table-cell office:value-type="string" calcext:value-type="string">
            <text:p>0.84%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ative Hawaiian or Pacific Islander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0.47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9T22:04:52.981633316</dc:date>
    <meta:editing-duration>PT3M12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